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iberation Mono" svg:font-family="'Liberation Mono'" style:font-family-generic="modern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3236in"/>
    </style:style>
    <style:style style:name="Table1.B" style:family="table-column">
      <style:table-column-properties style:column-width="5.3694in"/>
    </style:style>
    <style:style style:name="Table1.A1" style:family="table-cell">
      <style:table-cell-properties style:vertical-align="middle" fo:padding="0.0194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header-rows>
          <table:table-row table:style-name="TableLine94542017116768">
            <table:table-cell table:style-name="Table1.A1" office:value-type="string">
              <text:p text:style-name="Table_20_Heading">Headers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 table:style-name="TableLine94542017116768">
          <table:table-cell table:style-name="Table1.A1" office:value-type="string">
            <text:p text:style-name="Table_20_Contents">Authentication header(s)</text:p>
          </table:table-cell>
          <table:table-cell table:style-name="Table1.A1" office:value-type="string">
            <text:p text:style-name="Table_20_Contents"><text:span text:style-name="Emphasis">Required request header</text:span>. <text:line-break/>See <text:a xlink:type="simple" xlink:href="https://docs.microsoft.com/en-us/azure/cognitive-services/translator/reference/v3-0-reference#authentication" text:style-name="Internet_20_link" text:visited-style-name="Visited_20_Internet_20_Link">available options for authentication</text:a>.</text:p>
          </table:table-cell>
        </table:table-row>
        <table:table-row table:style-name="TableLine94542017116768">
          <table:table-cell table:style-name="Table1.A1" office:value-type="string">
            <text:p text:style-name="Table_20_Contents">Content-Type</text:p>
          </table:table-cell>
          <table:table-cell table:style-name="Table1.A1" office:value-type="string">
            <text:p text:style-name="Table_20_Contents"><text:span text:style-name="Emphasis">Required request header</text:span>. <text:line-break/>Specifies the content type of the payload. <text:line-break/>Accepted value is <text:span text:style-name="Source_20_Text">application/json; charset=UTF-8</text:span>.</text:p>
          </table:table-cell>
        </table:table-row>
        <table:table-row table:style-name="TableLine94542017116768">
          <table:table-cell table:style-name="Table1.A1" office:value-type="string">
            <text:p text:style-name="Table_20_Contents">Content-Length</text:p>
          </table:table-cell>
          <table:table-cell table:style-name="Table1.A1" office:value-type="string">
            <text:p text:style-name="Table_20_Contents"><text:span text:style-name="Emphasis">Required request header</text:span>. <text:line-break/>The length of the request body.</text:p>
          </table:table-cell>
        </table:table-row>
        <table:table-row table:style-name="TableLine94542017116768">
          <table:table-cell table:style-name="Table1.A1" office:value-type="string">
            <text:p text:style-name="Table_20_Contents">X-ClientTraceId</text:p>
          </table:table-cell>
          <table:table-cell table:style-name="Table1.A1" office:value-type="string">
            <text:p text:style-name="Table_20_Contents"><text:span text:style-name="Emphasis">Optional</text:span>. <text:line-break/>A client-generated GUID to uniquely identify the request. You can omit this header if you include the trace ID in the query string using a query parameter named <text:span text:style-name="Source_20_Text">ClientTraceId</text:span>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iberation Mono" svg:font-family="'Liberation Mono'" style:font-family-generic="modern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Karla SemiBold" fo:font-family="'Karla SemiBold'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Medium" fo:font-family="'Lato Medium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Medium" fo:font-family="'Lato Medium'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Medium" fo:font-family="'Lato Medium'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17:51:55.292094792</meta:creation-date>
    <dc:date>2022-03-10T17:55:00.784369442</dc:date>
    <meta:editing-duration>PT3M5S</meta:editing-duration>
    <meta:editing-cycles>1</meta:editing-cycles>
    <meta:document-statistic meta:table-count="1" meta:image-count="0" meta:object-count="0" meta:page-count="1" meta:paragraph-count="10" meta:word-count="69" meta:character-count="513" meta:non-whitespace-character-count="449"/>
    <meta:generator>LibreOffice/7.2.5.2$Linux_X86_64 LibreOffice_project/20$Build-2</meta:generator>
  </office:meta>
</office:document-meta>
</file>